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BodyText" style:master-page-name="MP0" style:family="paragraph">
      <style:paragraph-properties style:punctuation-wrap="simple" fo:margin-left="0.082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" style:parent-style-name="BodyText" style:family="paragraph">
      <style:paragraph-properties style:punctuation-wrap="simple" fo:margin-top="0.0062in"/>
      <style:text-properties style:font-name="Times New Roman" style:font-name-complex="Times New Roman" fo:font-size="4.5pt" style:font-size-asian="4.5pt" style:font-size-complex="4.5pt"/>
    </style:style>
    <style:style style:name="P4" style:parent-style-name="BodyText" style:family="paragraph">
      <style:paragraph-properties style:punctuation-wrap="simple" fo:margin-top="0.0034in"/>
      <style:text-properties style:font-name="Times New Roman" style:font-name-complex="Times New Roman" fo:font-size="3pt" style:font-size-asian="3pt" style:font-size-complex="3pt"/>
    </style:style>
    <style:style style:name="P5" style:parent-style-name="BodyText" style:family="paragraph">
      <style:paragraph-properties style:punctuation-wrap="simple" fo:margin-left="0.084in">
        <style:tab-stops/>
      </style:paragraph-properties>
    </style:style>
    <style:style style:name="T6" style:parent-style-name="DefaultParagraphFont" style:family="text">
      <style:text-properties style:font-name="Times New Roman" style:font-name-complex="Times New Roman" fo:letter-spacing="0.0277in" style:text-position="12.5% 100%" fo:font-size="4pt" style:font-size-asian="4pt" style:font-size-complex="4pt"/>
    </style:style>
    <style:style style:name="T7" style:parent-style-name="DefaultParagraphFont" style:family="text">
      <style:text-properties style:font-name="Times New Roman" style:font-name-complex="Times New Roman" fo:letter-spacing="0.0013in" style:text-position="135% 100%" fo:font-size="10pt" style:font-size-asian="10pt" style:font-size-complex="10pt"/>
    </style:style>
    <style:style style:name="P8" style:parent-style-name="BodyText" style:family="paragraph">
      <style:paragraph-properties style:punctuation-wrap="simple" fo:margin-top="0.0027in"/>
      <style:text-properties style:font-name="Times New Roman" style:font-name-complex="Times New Roman" fo:font-size="3pt" style:font-size-asian="3pt" style:font-size-complex="3pt"/>
    </style:style>
    <style:style style:name="P9" style:parent-style-name="BodyText" style:family="paragraph">
      <style:paragraph-properties style:punctuation-wrap="simple" fo:margin-left="0.0763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0" style:parent-style-name="BodyText" style:family="paragraph">
      <style:paragraph-properties style:punctuation-wrap="simple"/>
      <style:text-properties style:font-name="Times New Roman" style:font-name-complex="Times New Roman" fo:font-size="10pt" style:font-size-asian="10pt" style:font-size-complex="10pt"/>
    </style:style>
    <style:style style:name="P11" style:parent-style-name="BodyText" style:family="paragraph">
      <style:paragraph-properties style:punctuation-wrap="simple"/>
      <style:text-properties style:font-name="Times New Roman" style:font-name-complex="Times New Roman" fo:font-size="10pt" style:font-size-asian="10pt" style:font-size-complex="10pt"/>
    </style:style>
    <style:style style:name="P12" style:parent-style-name="BodyText" style:family="paragraph">
      <style:paragraph-properties style:punctuation-wrap="simple"/>
      <style:text-properties style:font-name="Times New Roman" style:font-name-complex="Times New Roman" fo:font-size="10pt" style:font-size-asian="10pt" style:font-size-complex="10pt"/>
    </style:style>
    <style:style style:name="P13" style:parent-style-name="BodyText" style:family="paragraph">
      <style:paragraph-properties style:punctuation-wrap="simple"/>
      <style:text-properties style:font-name="Times New Roman" style:font-name-complex="Times New Roman" fo:font-size="10pt" style:font-size-asian="10pt" style:font-size-complex="10pt"/>
    </style:style>
    <style:style style:name="P14" style:parent-style-name="BodyText" style:family="paragraph">
      <style:paragraph-properties style:punctuation-wrap="simple"/>
      <style:text-properties style:font-name="Times New Roman" style:font-name-complex="Times New Roman" fo:font-size="10pt" style:font-size-asian="10pt" style:font-size-complex="10pt"/>
    </style:style>
    <style:style style:name="P15" style:parent-style-name="BodyText" style:family="paragraph">
      <style:paragraph-properties style:punctuation-wrap="simple"/>
      <style:text-properties style:font-name="Times New Roman" style:font-name-complex="Times New Roman" fo:font-size="10pt" style:font-size-asian="10pt" style:font-size-complex="10pt"/>
    </style:style>
    <style:style style:name="P16" style:parent-style-name="BodyText" style:family="paragraph">
      <style:paragraph-properties style:punctuation-wrap="simple"/>
      <style:text-properties style:font-name="Times New Roman" style:font-name-complex="Times New Roman" fo:font-size="10pt" style:font-size-asian="10pt" style:font-size-complex="10pt"/>
    </style:style>
    <style:style style:name="P17" style:parent-style-name="BodyText" style:family="paragraph">
      <style:paragraph-properties style:punctuation-wrap="simple" fo:margin-top="0.0013in"/>
      <style:text-properties style:font-name="Times New Roman" style:font-name-complex="Times New Roman" fo:font-size="11.5pt" style:font-size-asian="11.5pt" style:font-size-complex="11.5pt"/>
    </style:style>
    <style:style style:name="P18" style:parent-style-name="BodyText" style:family="paragraph">
      <style:paragraph-properties style:punctuation-wrap="simple" fo:text-align="center" fo:margin-top="0.0375in" fo:margin-left="2.5506in" fo:margin-right="1.8986in">
        <style:tab-stops/>
      </style:paragraph-properties>
      <style:text-properties fo:color="#231F20"/>
    </style:style>
    <style:style style:name="P19" style:parent-style-name="BodyText" style:family="paragraph">
      <style:paragraph-properties style:punctuation-wrap="simple" fo:text-align="center" fo:margin-top="0.0375in" fo:margin-left="2.5506in" fo:margin-right="1.8986in">
        <style:tab-stops/>
      </style:paragraph-properties>
      <style:text-properties fo:color="#231F20"/>
    </style:style>
    <style:style style:name="P20" style:parent-style-name="BodyText" style:family="paragraph">
      <style:paragraph-properties style:punctuation-wrap="simple" fo:text-align="center" fo:margin-top="0.0375in" fo:margin-left="2.5506in" fo:margin-right="1.8986in">
        <style:tab-stops/>
      </style:paragraph-properties>
      <style:text-properties fo:color="#231F20"/>
    </style:style>
    <style:style style:name="P21" style:parent-style-name="BodyText" style:family="paragraph">
      <style:paragraph-properties style:punctuation-wrap="simple" fo:text-align="center" fo:margin-top="0.0375in" fo:margin-left="1.7722in" fo:margin-right="0.8805in">
        <style:tab-stops/>
      </style:paragraph-properties>
      <style:text-properties fo:color="#231F20"/>
    </style:style>
    <style:style style:name="P22" style:parent-style-name="BodyText" style:family="paragraph">
      <style:paragraph-properties style:punctuation-wrap="simple" fo:text-align="center" fo:margin-top="0.1125in" fo:line-height="115%" fo:margin-left="1.7722in" fo:margin-right="0.8805in">
        <style:tab-stops/>
      </style:paragraph-properties>
      <style:text-properties fo:color="#231F20"/>
    </style:style>
    <style:style style:name="P23" style:parent-style-name="BodyText" style:family="paragraph">
      <style:paragraph-properties style:punctuation-wrap="simple" fo:text-align="center" fo:margin-top="0.0125in" fo:margin-left="1.7722in" fo:margin-right="0.8805in">
        <style:tab-stops/>
      </style:paragraph-properties>
    </style:style>
    <style:style style:name="T24" style:parent-style-name="DefaultParagraphFont" style:family="text">
      <style:text-properties fo:color="#231F20" fo:font-size="12pt" style:font-size-asian="12pt" style:font-size-complex="12pt"/>
    </style:style>
    <style:style style:name="T25" style:parent-style-name="DefaultParagraphFont" style:family="text">
      <style:text-properties fo:color="#231F20" fo:font-size="12pt" style:font-size-asian="12pt" style:font-size-complex="12pt"/>
    </style:style>
    <style:style style:name="P26" style:parent-style-name="BodyText" style:family="paragraph">
      <style:paragraph-properties style:punctuation-wrap="simple" fo:margin-left="1.7722in" fo:margin-right="0.8805in">
        <style:tab-stops/>
      </style:paragraph-properties>
    </style:style>
    <style:style style:name="P27" style:parent-style-name="BodyText" style:family="paragraph">
      <style:paragraph-properties style:punctuation-wrap="simple" fo:margin-top="0.0055in" fo:margin-left="1.7722in" fo:margin-right="0.8805in">
        <style:tab-stops/>
      </style:paragraph-properties>
      <style:text-properties fo:font-size="20pt" style:font-size-asian="20pt" style:font-size-complex="20pt"/>
    </style:style>
    <style:style style:name="P28" style:parent-style-name="BodyText" style:family="paragraph">
      <style:paragraph-properties style:punctuation-wrap="simple" fo:text-align="center" fo:margin-left="1.7722in" fo:margin-right="0.8805in">
        <style:tab-stops/>
      </style:paragraph-properties>
      <style:text-properties fo:color="#231F20"/>
    </style:style>
    <style:style style:name="P29" style:parent-style-name="BodyText" style:family="paragraph">
      <style:paragraph-properties style:punctuation-wrap="simple" fo:text-align="center" fo:line-height="0.2138in" fo:margin-right="-0.6944in"/>
      <style:text-properties fo:color="#231F20" fo:font-size="14pt" style:font-size-asian="14pt" style:font-size-complex="14pt"/>
    </style:style>
    <style:style style:name="P30" style:parent-style-name="BodyText" style:family="paragraph">
      <style:paragraph-properties style:punctuation-wrap="simple" fo:margin-top="0.0034in" fo:margin-left="1.7722in" fo:margin-right="0.8805in">
        <style:tab-stops/>
      </style:paragraph-properties>
      <style:text-properties fo:font-size="21.5pt" style:font-size-asian="21.5pt" style:font-size-complex="21.5pt"/>
    </style:style>
    <style:style style:name="P31" style:parent-style-name="BodyText" style:family="paragraph">
      <style:paragraph-properties style:punctuation-wrap="simple" fo:text-align="center" fo:line-height="0.3736in" fo:margin-left="1.7722in" fo:margin-right="0.8805in">
        <style:tab-stops/>
      </style:paragraph-properties>
      <style:text-properties fo:font-weight="bold" style:font-weight-asian="bold" style:font-weight-complex="bold" fo:color="#231F20" fo:font-size="24pt" style:font-size-asian="24pt" style:font-size-complex="24pt"/>
    </style:style>
    <style:style style:name="P32" style:parent-style-name="BodyText" style:family="paragraph">
      <style:paragraph-properties style:punctuation-wrap="simple" fo:text-align="center" fo:line-height="0.2138in" fo:margin-left="1.7722in" fo:margin-right="0.8805in">
        <style:tab-stops/>
      </style:paragraph-properties>
      <style:text-properties fo:color="#231F20" fo:font-size="14pt" style:font-size-asian="14pt" style:font-size-complex="14pt"/>
    </style:style>
    <style:style style:name="P33" style:parent-style-name="BodyText" style:family="paragraph">
      <style:paragraph-properties style:punctuation-wrap="simple" fo:text-align="center" fo:line-height="0.2138in" fo:margin-left="1.7722in" fo:margin-right="0.8805in">
        <style:tab-stops/>
      </style:paragraph-properties>
      <style:text-properties fo:color="#231F20" fo:font-size="12pt" style:font-size-asian="12pt" style:font-size-complex="12pt"/>
    </style:style>
    <style:style style:name="P34" style:parent-style-name="BodyText" style:family="paragraph">
      <style:paragraph-properties style:punctuation-wrap="simple"/>
      <style:text-properties fo:font-size="10pt" style:font-size-asian="10pt" style:font-size-complex="10pt"/>
    </style:style>
    <style:style style:name="P35" style:parent-style-name="BodyText" style:family="paragraph">
      <style:paragraph-properties style:punctuation-wrap="simple"/>
      <style:text-properties fo:font-size="10pt" style:font-size-asian="10pt" style:font-size-complex="10pt"/>
    </style:style>
    <style:style style:name="P36" style:parent-style-name="BodyText" style:family="paragraph">
      <style:paragraph-properties style:punctuation-wrap="simple"/>
      <style:text-properties fo:font-size="10pt" style:font-size-asian="10pt" style:font-size-complex="10pt"/>
    </style:style>
    <style:style style:name="P37" style:parent-style-name="BodyText" style:family="paragraph">
      <style:paragraph-properties style:punctuation-wrap="simple"/>
      <style:text-properties fo:font-size="10pt" style:font-size-asian="10pt" style:font-size-complex="10pt"/>
    </style:style>
    <style:style style:name="P38" style:parent-style-name="BodyText" style:family="paragraph">
      <style:paragraph-properties style:punctuation-wrap="simple"/>
      <style:text-properties fo:font-size="10pt" style:font-size-asian="10pt" style:font-size-complex="10pt"/>
    </style:style>
    <style:style style:name="P39" style:parent-style-name="BodyText" style:family="paragraph">
      <style:paragraph-properties style:punctuation-wrap="simple"/>
      <style:text-properties fo:font-size="10pt" style:font-size-asian="10pt" style:font-size-complex="10pt"/>
    </style:style>
    <style:style style:name="P40" style:parent-style-name="BodyText" style:family="paragraph">
      <style:paragraph-properties style:punctuation-wrap="simple"/>
      <style:text-properties fo:font-size="10pt" style:font-size-asian="10pt" style:font-size-complex="10pt"/>
    </style:style>
    <style:style style:name="P41" style:parent-style-name="BodyText" style:family="paragraph">
      <style:paragraph-properties style:punctuation-wrap="simple"/>
      <style:text-properties fo:font-size="10pt" style:font-size-asian="10pt" style:font-size-complex="10pt"/>
    </style:style>
    <style:style style:name="P42" style:parent-style-name="BodyText" style:family="paragraph">
      <style:paragraph-properties style:punctuation-wrap="simple" fo:margin-top="0.1305in" fo:text-indent="0.0763in"/>
      <style:text-properties fo:font-weight="bold" style:font-weight-asian="bold" style:font-weight-complex="bold" fo:color="#231F20" fo:font-size="12pt" style:font-size-asian="12pt" style:font-size-complex="12pt"/>
    </style:style>
    <style:style style:name="P43" style:parent-style-name="BodyText" style:family="paragraph">
      <style:paragraph-properties style:punctuation-wrap="simple" fo:margin-top="0.0083in" fo:margin-left="0.0763in">
        <style:tab-stops/>
      </style:paragraph-properties>
      <style:text-properties fo:color="#231F20" fo:font-size="12pt" style:font-size-asian="12pt" style:font-size-complex="12pt"/>
    </style:style>
    <style:style style:name="P44" style:parent-style-name="BodyText" style:family="paragraph">
      <style:paragraph-properties style:punctuation-wrap="simple" fo:margin-top="0.1305in" fo:margin-left="0.0763in">
        <style:tab-stops/>
      </style:paragraph-properties>
      <style:text-properties fo:font-weight="bold" style:font-weight-asian="bold" style:font-weight-complex="bold" fo:color="#231F20" fo:font-size="12pt" style:font-size-asian="12pt" style:font-size-complex="12pt"/>
    </style:style>
    <style:style style:name="P45" style:parent-style-name="BodyText" style:family="paragraph">
      <style:paragraph-properties style:punctuation-wrap="simple" fo:margin-top="0.0083in" fo:margin-left="0.0763in">
        <style:tab-stops/>
      </style:paragraph-properties>
      <style:text-properties fo:color="#231F20" fo:font-size="12pt" style:font-size-asian="12pt" style:font-size-complex="12pt"/>
    </style:style>
    <style:style style:name="P46" style:parent-style-name="BodyText" style:family="paragraph">
      <style:paragraph-properties style:punctuation-wrap="simple" fo:margin-top="0.1305in" fo:margin-left="0.0763in">
        <style:tab-stops/>
      </style:paragraph-properties>
      <style:text-properties fo:font-weight="bold" style:font-weight-asian="bold" style:font-weight-complex="bold" fo:color="#231F20" fo:font-size="12pt" style:font-size-asian="12pt" style:font-size-complex="12pt"/>
    </style:style>
    <style:style style:name="P47" style:parent-style-name="BodyText" style:family="paragraph">
      <style:paragraph-properties style:punctuation-wrap="simple" fo:margin-top="0.0083in" fo:margin-left="0.0763in">
        <style:tab-stops/>
      </style:paragraph-properties>
      <style:text-properties fo:color="#231F20" fo:font-size="12pt" style:font-size-asian="12pt" style:font-size-complex="12pt"/>
    </style:style>
    <style:style style:name="P48" style:parent-style-name="BodyText" style:family="paragraph">
      <style:paragraph-properties style:punctuation-wrap="simple" fo:margin-top="0.0083in" fo:margin-left="0.0763in">
        <style:tab-stops/>
      </style:paragraph-properties>
      <style:text-properties fo:color="#231F20" fo:font-size="12pt" style:font-size-asian="12pt" style:font-size-complex="12pt"/>
    </style:style>
    <style:style style:name="P49" style:parent-style-name="BodyText" style:family="paragraph">
      <style:paragraph-properties style:punctuation-wrap="simple" fo:margin-top="0.0006in"/>
      <style:text-properties fo:font-size="13pt" style:font-size-asian="13pt" style:font-size-complex="13pt"/>
    </style:style>
    <style:style style:name="P50" style:parent-style-name="BodyText" style:family="paragraph">
      <style:paragraph-properties style:punctuation-wrap="simple" fo:line-height="103%" fo:margin-left="0.0763in" fo:margin-right="5.027in">
        <style:tab-stops/>
      </style:paragraph-properties>
      <style:text-properties fo:font-weight="bold" style:font-weight-asian="bold" style:font-weight-complex="bold" fo:color="#231F20" fo:font-size="12pt" style:font-size-asian="12pt" style:font-size-complex="12pt"/>
    </style:style>
    <style:style style:name="P51" style:parent-style-name="BodyText" style:family="paragraph">
      <style:paragraph-properties style:punctuation-wrap="simple" fo:line-height="103%" fo:margin-left="0.0763in" fo:margin-right="5.027in">
        <style:tab-stops/>
      </style:paragraph-properties>
      <style:text-properties fo:color="#231F20" fo:font-size="12pt" style:font-size-asian="12pt" style:font-size-complex="12pt"/>
    </style:style>
    <style:style style:name="P52" style:parent-style-name="BodyText" style:family="paragraph">
      <style:paragraph-properties style:punctuation-wrap="simple" fo:margin-top="0.0006in"/>
      <style:text-properties fo:font-size="12.5pt" style:font-size-asian="12.5pt" style:font-size-complex="12.5pt"/>
    </style:style>
    <style:style style:name="P53" style:parent-style-name="BodyText" style:family="paragraph">
      <style:paragraph-properties style:punctuation-wrap="simple" fo:margin-top="0.0083in" fo:margin-left="0.0763in">
        <style:tab-stops/>
      </style:paragraph-properties>
      <style:text-properties fo:color="#231F20" fo:font-size="12pt" style:font-size-asian="12pt" style:font-size-complex="12pt"/>
    </style:style>
  </office:automatic-styles>
  <office:body>
    <office:text text:use-soft-page-breaks="true">
      <text:p text:style-name="P1"/>
      <text:p text:style-name="P3"/>
      <text:p text:style-name="P4"/>
      <text:p text:style-name="P5"><text:span text:style-name="T6"><text:s/></text:span><text:span text:style-name="T7"><text:s/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Corso di<text:s/>Dottorato di ricerca</text:p>
      <text:p text:style-name="P22">in xxxxxxxxxx</text:p>
      <text:p text:style-name="P23"><text:span text:style-name="T24">ciclo xx</text:span><text:span text:style-name="T25"><text:s/></text:span></text:p>
      <text:p text:style-name="P26"/>
      <text:p text:style-name="P27"/>
      <text:soft-page-break/>
      <text:p text:style-name="P28">Tesi di<text:s/>Ricerca</text:p>
      <text:p text:style-name="P29">(nell’eventualità) in cotutela con XXX</text:p>
      <text:p text:style-name="P30"/>
      <text:p text:style-name="P31">Titolo</text:p>
      <text:p text:style-name="P32">Eventuale sottotitolo</text:p>
      <text:p text:style-name="P33">SSD: XXX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ordinatore del Dottorato</text:p>
      <text:p text:style-name="P43">ch. prof. Nome Cognome</text:p>
      <text:p text:style-name="P44">Supervisore</text:p>
      <text:p text:style-name="P45">ch. prof. Nome Cognome</text:p>
      <text:p text:style-name="P46">Supervisore cotutela</text:p>
      <text:p text:style-name="P47">ch. prof. Nome Cognome</text:p>
      <text:p text:style-name="P48"/>
      <text:p text:style-name="P49"/>
      <text:soft-page-break/>
      <text:p text:style-name="P50">Dottorando <text:s/></text:p>
      <text:p text:style-name="P51">Nome e Cognome Matricola xxxxxxxxx</text:p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complex="Arial" fo:font-size="12pt" style:font-size-asian="12pt" style:font-size-complex="12pt" fo:language="it" fo:country="IT" style:language-asian="it" style:country-asian="IT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8pt" style:font-size-asian="18pt" style:font-size-complex="18pt" fo:hyphenate="false"/>
    </style:style>
    <style:style style:name="ListParagraph" style:display-name="List Paragraph" style:family="paragraph" style:parent-style-name="Normal">
      <style:text-properties style:font-name="Times New Roman" style:font-name-complex="Times New Roman" fo:hyphenate="false"/>
    </style:style>
    <style:style style:name="BodyTextChar" style:display-name="Body Text Char" style:family="text" style:parent-style-name="DefaultParagraphFont">
      <style:text-properties style:font-name="Arial" style:font-name-complex="Arial" fo:font-size="12pt" style:font-size-asian="12pt" style:font-size-complex="12pt"/>
    </style:style>
    <style:style style:name="TableParagraph" style:display-name="Table Paragraph" style:family="paragraph" style:parent-style-name="Normal">
      <style:text-properties style:font-name="Times New Roman" style:font-name-complex="Times New Roman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style:font-name-complex="Arial" fo:font-size="12pt" style:font-size-asian="12pt" style:font-size-complex="12pt"/>
    </style:style>
    <style:style style:name="FooterChar" style:display-name="Footer Char" style:family="text" style:parent-style-name="DefaultParagraphFont">
      <style:text-properties style:font-name="Arial" style:font-name-complex="Arial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0.5138in" fo:margin-bottom="0.5in" fo:margin-right="1.16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-0.3055in"/>
      </style:footer-style>
    </style:page-layout>
    <style:style style:name="T2" style:parent-style-name="DefaultParagraphFont" style:family="text">
      <style:text-properties fo:language="en" fo:country="US" style:language-asian="en" style:country-asian="US"/>
    </style:style>
    <style:style style:family="graphic" style:name="a0" style:parent-style-name="Graphics">
      <style:graphic-properties fo:border="0.01042in none" fo:background-color="transparent" style:wrap="run-through" style:run-through="background" style:writing-mode="lr-tb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frame draw:id="id0" draw:style-name="a0" draw:name="Immagine 1" text:anchor-type="paragraph" svg:x="0.59097in" svg:y="0.59097in" svg:width="1.41736in" svg:height="1.79514in" style:rel-width="scale" style:rel-height="scale"><draw:image xlink:href="media/image1.emf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word</dc:creator>
    <meta:creation-date>2017-09-13T11:39:00Z</meta:creation-date>
    <dc:date>2017-09-13T11:39:00Z</dc:date>
    <meta:template xlink:href="Normal" xlink:type="simple"/>
    <meta:editing-cycles>2</meta:editing-cycles>
    <meta:editing-duration>PT0S</meta:editing-duration>
    <meta:user-defined meta:name="Creator">Adobe InDesign CC 2015 (Macintosh)</meta:user-defined>
    <meta:document-statistic meta:page-count="3" meta:paragraph-count="1" meta:word-count="53" meta:character-count="357" meta:row-count="2" meta:non-whitespace-character-count="305"/>
  </office:meta>
</office:document-meta>
</file>